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utopsf: Updating structures</text:span></text:p>
      <text:p text:style-name="P1"><text:span text:style-name="T1">Autopsf: Updating structures</text:span></text:p>
      <text:p text:style-name="P1"><text:span text:style-name="T1">16</text:span></text:p>
      <text:p text:style-name="P1"><text:span text:style-name="T1">reading topology file C:/Program Files (x86)/University of Illinois/VMD/plugins/noarch/tcl/autoionize1.2/ions.top</text:span></text:p>
      <text:p text:style-name="P1"><text:span text:style-name="T1"/></text:p>
      <text:p text:style-name="P1"><text:span text:style-name="T1">&gt;&gt;&gt;&gt;&gt;&gt;<text:s text:c="7"/>SOD and CLA Ions Topology File<text:s text:c="11"/>&lt;&lt;&lt;&lt;&lt;&lt;&lt;&lt;&lt;</text:span></text:p>
      <text:p text:style-name="P1"><text:span text:style-name="T1">extracted from</text:span></text:p>
      <text:p text:style-name="P1"><text:span text:style-name="T1">&gt;&gt;&gt;&gt;&gt;&gt;&gt;&gt;CHARMM22 All-Hydrogen Topology File for Proteins &lt;&lt;&lt;&lt;&lt;&lt;</text:span></text:p>
      <text:p text:style-name="P1"><text:span text:style-name="T1">&gt;&gt;&gt;&gt;&gt;&gt;&gt;&gt;&gt;&gt;&gt;&gt;&gt;&gt;&gt;&gt;&gt;&gt;&gt;&gt;&gt; August 1999 &lt;&lt;&lt;&lt;&lt;&lt;&lt;&lt;&lt;&lt;&lt;&lt;&lt;&lt;&lt;&lt;&lt;&lt;&lt;&lt;&lt;&lt;&lt;&lt;&lt;&lt;&lt;&lt;&lt;</text:span></text:p>
      <text:p text:style-name="P1"><text:span text:style-name="T1">&gt;&gt;&gt;&gt;&gt;&gt;&gt; Direct comments to Alexander D. MacKerell Jr. &lt;&lt;&lt;&lt;&lt;&lt;&lt;&lt;&lt;</text:span></text:p>
      <text:p text:style-name="P1"><text:span text:style-name="T1">&gt;&gt;&gt;&gt;&gt;&gt; 410-706-7442 or email: alex,mmiris.ab.umd.edu<text:s text:c="2"/>&lt;&lt;&lt;&lt;&lt;&lt;&lt;&lt;&lt;</text:span></text:p>
      <text:p text:style-name="P1"><text:span text:style-name="T1"/></text:p>
      <text:p text:style-name="P1"><text:span text:style-name="T1">Created by CHARMM version 27 1</text:span></text:p>
      <text:p text:style-name="P1"><text:span text:style-name="T1"/></text:p>
      <text:p text:style-name="P1"><text:span text:style-name="T1">Autoionize) Reading chainA_wb.psf/chainA_wb.pdb...</text:span></text:p>
      <text:p text:style-name="P1"><text:span text:style-name="T1">clearing structure, preserving topology and aliases</text:span></text:p>
      <text:p text:style-name="P1"><text:span text:style-name="T1">reading structure from psf file chainA_wb.psf</text:span></text:p>
      <text:p text:style-name="P1"><text:span text:style-name="T1">reading coordinates from pdb file chainA_wb.pdb</text:span></text:p>
      <text:p text:style-name="P1"><text:span text:style-name="T1">Autopsf: Updating structures</text:span></text:p>
      <text:p text:style-name="P1"><text:span text:style-name="T1">Autopsf: Updating structures</text:span></text:p>
      <text:p text:style-name="P1"><text:span text:style-name="T1"/></text:p>
      <text:p text:style-name="P1"><text:span text:style-name="T1">Autoionize) System net charge before adding ions: -3.9999968633055687e</text:span></text:p>
      <text:p text:style-name="P1"><text:span text:style-name="T1">Autoionize) Desired ion concentration 0.5 mol/L</text:span></text:p>
      <text:p text:style-name="P1"><text:span text:style-name="T1">Autoionize) Adding 56 Na and 52 Cl ions, total 108 ions</text:span></text:p>
      <text:p text:style-name="P1"><text:span text:style-name="T1">Autoionize) Required min distance from molecule 5A</text:span></text:p>
      <text:p text:style-name="P1"><text:span text:style-name="T1">Autoionize) Required min distance between ions 5A</text:span></text:p>
      <text:p text:style-name="P1"><text:span text:style-name="T1">Autoionize) Output file prefix 'ionized'</text:span></text:p>
      <text:p text:style-name="P1"><text:span text:style-name="T1">Autoionize) Obtained positions for 108 ions</text:span></text:p>
      <text:p text:style-name="P1"><text:span text:style-name="T1">Autoionize) Tagged 108 water molecules for deleting</text:span></text:p>
      <text:p text:style-name="P1"><text:span text:style-name="T1">Autoionize) Deleted 108 water molecules</text:span></text:p>
      <text:p text:style-name="P1"><text:span text:style-name="T1">Autoionize) Adding 56 SOD and 52 CLA residues...</text:span></text:p>
      <text:p text:style-name="P1"><text:span text:style-name="T1">building segment ION</text:span></text:p>
      <text:p text:style-name="P1"><text:span text:style-name="T1">setting patch for first residue to NONE</text:span></text:p>
      <text:p text:style-name="P1"><text:span text:style-name="T1">setting patch for last residue to NONE</text:span></text:p>
      <text:p text:style-name="P1"><text:span text:style-name="T1">Info: generating structure...</text:span></text:p>
      <text:p text:style-name="P1"><text:span text:style-name="T1">Info: segment complete.</text:span></text:p>
      <text:p text:style-name="P1"><text:span text:style-name="T1">Autoionize) Randomizing ion positions...</text:span></text:p>
      <text:p text:style-name="P1"><text:span text:style-name="T1">Autoionize) Assigned 56 Na coordinates</text:span></text:p>
      <text:p text:style-name="P1"><text:span text:style-name="T1">Autoionize) Assigned 52 Cl coordinates</text:span></text:p>
      <text:p text:style-name="P1"><text:span text:style-name="T1">Info: writing psf file ionized.psf</text:span></text:p>
      <text:p text:style-name="P1"><text:span text:style-name="T1">total of 37610 atoms</text:span></text:p>
      <text:p text:style-name="P1"><text:span text:style-name="T1">total of 26139 bonds</text:span></text:p>
      <text:p text:style-name="P1"><text:span text:style-name="T1">total of 17510 angles</text:span></text:p>
      <text:p text:style-name="P1"><text:span text:style-name="T1">total of 8921 dihedrals</text:span></text:p>
      <text:p text:style-name="P1"><text:span text:style-name="T1">total of 541 impropers</text:span></text:p>
      <text:p text:style-name="P1"><text:span text:style-name="T1">total of 212 cross-terms</text:span></text:p>
      <text:p text:style-name="P1"><text:span text:style-name="T1">Info: psf file complete.</text:span></text:p>
      <text:p text:style-name="P1"><text:span text:style-name="T1">Info: writing pdb file ionized.pdb</text:span></text:p>
      <text:p text:style-name="P1"><text:span text:style-name="T1">Info: pdb file complete.</text:span></text:p>
      <text:p text:style-name="P1"><text:span text:style-name="T1">Autoionize) Reloading the system with added ions...</text:span></text:p>
      <text:p text:style-name="P1"><text:span text:style-name="T1">Autopsf: Updating structures</text:span></text:p>
      <text:p text:style-name="P1"><text:span text:style-name="T1">Autopsf: Updating structures</text:span></text:p>
      <text:p text:style-name="P1"><text:span text:style-name="T1">Autopsf: Updating structures</text:span></text:p>
      <text:p text:style-name="P1"><text:span text:style-name="T1"/></text:p>
      <text:p text:style-name="P1"><text:span text:style-name="T1">Autoionize) System net charge after adding ions: 3.1366944313049316e-6e</text:span></text:p>
      <text:p text:style-name="P1"><text:span text:style-name="T1">Autoionize) All done.</text:span></text:p>
      <text:p text:style-name="P1"><text:span text:style-name="T1">Autopsf: Updating structures</text:span></text:p>
      <text:p text:style-name="P1"><text:span text:style-name="T1">Autopsf: Updating structures</text:span></text:p>
      <text:p text:style-name="P1"><text:span text:style-name="T1">Autopsf: Updating structures</text:span></text:p>
      <text:p text:style-name="P1"><text:span text:style-name="T1">Autopsf: Updating structur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